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defaultFontFamily, 'defaultFontFamily Fallback', ui-sans-serif, system-ui, sans-serif, 'Apple Color Emoji', 'Segoe UI Emoji', 'Segoe UI Symbol', 'Noto Color Emoji'"/>
    <style:font-face style:name="Inter1" svg:font-family="Inter, 'var default-font', ui-sans-serif, system-ui, sans-serif, 'Apple Color Emoji', 'Segoe UI Emoji', 'Segoe UI Symbol', 'Noto Color Emoji'"/>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system-ui, sans-serif, 'Apple Color Emoji', 'Segoe UI Emoji', 'Segoe UI Symbol', 'Noto Color Emoji'"/>
  </office:font-face-decls>
  <office:automatic-styles>
    <style:style style:name="P1" style:family="paragraph" style:parent-style-name="Standard">
      <style:text-properties officeooo:rsid="00056d8e" officeooo:paragraph-rsid="00056d8e"/>
    </style:style>
    <style:style style:name="P2" style:family="paragraph" style:parent-style-name="Text_20_body">
      <style:paragraph-properties fo:margin-left="0.4925in" fo:text-indent="0in" style:auto-text-indent="false"/>
    </style:style>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1"/>
    <style:style style:name="P6" style:family="paragraph" style:parent-style-name="Text_20_body">
      <style:text-properties officeooo:rsid="000943cb" officeooo:paragraph-rsid="000943cb"/>
    </style:style>
    <style:style style:name="P7" style:family="paragraph" style:parent-style-name="Text_20_body">
      <style:paragraph-properties fo:break-before="page"/>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paragraph-rsid="0009a564"/>
    </style:style>
    <style:style style:name="P10" style:family="paragraph" style:parent-style-name="Text_20_body">
      <style:text-properties officeooo:paragraph-rsid="000c445d"/>
    </style:style>
    <style:style style:name="T1" style:family="text">
      <style:text-properties fo:color="#a9b7c6" loext:opacity="100%" style:font-name="JetBrains Mono" fo:font-size="13.5pt" fo:font-style="normal" fo:font-weight="normal" style:font-size-asian="13.5pt" style:font-style-asian="normal" style:font-weight-asian="normal"/>
    </style:style>
    <style:style style:name="T2" style:family="text">
      <style:text-properties officeooo:rsid="0007c21e"/>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9a564"/>
    </style:style>
    <style:style style:name="T6" style:family="text">
      <style:text-properties officeooo:rsid="0009a564"/>
    </style:style>
    <style:style style:name="T7"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2">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keGoogleFlight</text:p>
      <text:p text:style-name="P1">Проект “like Google Flight” представляет собой веб-приложение для поиска авиабилетов. </text:p>
      <text:p text:style-name="P1"/>
      <text:p text:style-name="P1">Основные функции включают:</text:p>
      <text:p text:style-name="P1"/>
      <text:p text:style-name="P1">Поиск рейсов по заданным параметрам (аэропорт отправления, аэропорт прибытия, дата)</text:p>
      <text:p text:style-name="P1">Отображение списка найденных рейсов с детальной информацией</text:p>
      <text:p text:style-name="P1">Возможность выбора количества пассажиров разных категорий.</text:p>
      <text:p text:style-name="P1"/>
      <text:p text:style-name="P1">Приложение реализовано на фреймворке React.js, согласно условий выполнения задания. В пользу этого фреймворка говорит также его эффективность, гибкость и широкое сообщество разработчиков.</text:p>
      <text:p text:style-name="P1"/>
      <text:p text:style-name="P1">Кроме самого фреймворка, в проекте использованы следующие технологии и библиотеки:</text:p>
      <text:p text:style-name="P1"/>
      <text:p text:style-name="P1">a) Axios: Применяется для выполнения HTTP-запросов к API. Выбран из-за удобства использования и широких возможностей для работы с асинхронными запросами.</text:p>
      <text:p text:style-name="P1"/>
      <text:p text:style-name="P1">b) Material-Tailwind: Используется для стилизации компонентов. Этот выбор позволяет быстро создавать привлекательный и отзывчивый интерфейс.</text:p>
      <text:p text:style-name="P1"/>
      <text:p text:style-name="P1">c) PropTypes: Применяется для проверки типов props компонентов, что помогает обнаруживать ошибки на этапе разработки.</text:p>
      <text:p text:style-name="P1"/>
      <text:p text:style-name="P1">В процессе реализации пришлось решать несколько задач, связанных с форматом возвращаемых ответов от API <text:s/>Sky-scrapper.</text:p>
      <text:p text:style-name="P1"/>
      <text:p text:style-name="P1">Например, для отправки запроса необходимо указать символьный и числовой код аэропортов отлета и прилета, которые разумеется отличаются от человеко-понятного наименования. Поэтому приложение использует два эндпоинта API: первый запрос для получения списка аэропортов на основе наименования города. </text:p>
      <text:p text:style-name="P1">Полученные данные об аэропортах используются для формирования параметров второго запроса для поиска рейсов.</text:p>
      <text:p text:style-name="P1"/>
      <text:p text:style-name="P1">Это же касается и обработки ответов сервера:</text:p>
      <text:p text:style-name="P1"/>
      <text:p text:style-name="P1">Ответ сервера на запрос поиска рейсов содержит сложную структуру данных, включающую информацию о рейсах, авиакомпаниях и аэропортах.</text:p>
      <text:p text:style-name="P1">В компоненте FlightCard происходит обработка и форматирование этих данных для удобного отображения пользователю. Но для получения логотипов авиакомпаний пришлось анализировать другой фрагмент JSON-ответа.</text:p>
      <text:p text:style-name="P1"/>
      <text:p text:style-name="P1">При разработке приложения используется подход управления состоянием.</text:p>
      <text:p text:style-name="P1">Используется несколько состояний для управления данными о рейсах, аэропортах, процессе загрузки и результатах поиска.</text:p>
      <text:p text:style-name="P1">Состояние isLoading используется для отображения индикатора загрузки во время выполнения запросов. Состояние noResults управляет выбором, какой из компонентов вывести в качестве ответа – результаты поиска или информация о необходимости изменить критерии поиска.</text:p>
      <text:p text:style-name="P1"/>
      <text:p text:style-name="P1"><text:soft-page-break/>В приложении применяется обработка ошибок и базовая валидация введенных данных.</text:p>
      <text:p text:style-name="P1">Неполный запрос не будет отправлен к <text:span text:style-name="T2">API, что экономит ресурс запросов, трафик и иные параметры.</text:span></text:p>
      <text:p text:style-name="P1">Реализована обработка ошибок при выполнении запросов к API, с выводом соответствующих сообщений пользователю.</text:p>
      <text:p text:style-name="P1"/>
      <text:p text:style-name="P1"/>
      <text:p text:style-name="P7">Проект <text:span text:style-name="Strong_20_Emphasis">likeGoogle Flight</text:span> – это веб-приложение для поиска авиабилетов.</text:p>
      <text:p text:style-name="Text_20_body"><text:span text:style-name="Strong_20_Emphasis">Основные функции:</text:span></text:p>
      <text:list text:style-name="L9">
        <text:list-item>
          <text:p text:style-name="P3">Поиск рейсов по заданным параметрам (аэропорты отправления и прибытия, даты).</text:p>
        </text:list-item>
        <text:list-item>
          <text:p text:style-name="P3">Отображение списка найденных рейсов с детальной информацией.</text:p>
        </text:list-item>
        <text:list-item>
          <text:p text:style-name="P3">Возможность выбора количества пассажиров разных возрастных категорий, а также класса рейса.</text:p>
        </text:list-item>
      </text:list>
      <text:p text:style-name="Text_20_body"><text:span text:style-name="Strong_20_Emphasis">Используемые технологии:</text:span></text:p>
      <text:list text:style-name="L10">
        <text:list-item>
          <text:p text:style-name="P4"><text:span text:style-name="Strong_20_Emphasis">React.js:</text:span> эффективный и гибкий фреймворк с большим сообществом разработчиков.</text:p>
        </text:list-item>
        <text:list-item>
          <text:p text:style-name="P4"><text:span text:style-name="Strong_20_Emphasis">Axios:</text:span> для выполнения HTTP-запросов к API, удобен для работы с асинхронными запросами.</text:p>
        </text:list-item>
        <text:list-item>
          <text:p text:style-name="P4"><text:span text:style-name="Strong_20_Emphasis">Material-Tailwind:</text:span> для стилизации компонентов, позволяет быстро создавать привлекательный и отзывчивый интерфейс.</text:p>
        </text:list-item>
        <text:list-item>
          <text:p text:style-name="P4"><text:span text:style-name="Strong_20_Emphasis">PropTypes:</text:span> для проверки типов props компонентов, что помогает обнаруживать ошибки на этапе разработки.</text:p>
        </text:list-item>
      </text:list>
      <text:p text:style-name="Text_20_body"><text:span text:style-name="Strong_20_Emphasis">Решение задач:</text:span> Для отправки запроса требуется передать <text:span text:style-name="T2">API исходные данные в формате JSON (используется механизм ассинхронных запросов); при этом в числе прочих данных надо </text:span>указать символьный и числовой коды аэропортов, которые отличаются от понятных пользователю названий городов. Поэтому приложение использует два эндпоинта API:</text:p>
      <text:list text:style-name="L11">
        <text:list-item>
          <text:p text:style-name="P5">Запрос списка аэропортов на основе названия города.</text:p>
        </text:list-item>
        <text:list-item>
          <text:p text:style-name="P5">Использование данных аэропортов для поиска рейсов.</text:p>
        </text:list-item>
      </text:list>
      <text:p text:style-name="Text_20_body"><text:span text:style-name="Strong_20_Emphasis">Обработка ответов сервера:</text:span> Ответ сервера содержит сложную структуру данных, включая информацию о рейсах, авиакомпаниях и аэропортах. В компоненте <text:span text:style-name="Strong_20_Emphasis">FlightCard</text:span> данные обрабатываются и форматируются для удобного отображения. Для получения логотипов авиакомпаний анализируется другой фрагмент JSON-ответа.</text:p>
      <text:p text:style-name="P6">В частности использована комбинация нескольких подходов: Array Mapping - leg.segments.map((segment, segmentIndex) =&gt; { ... }) - это использование метода map для итерации по массиву сегментов полета и создания нового массива элементов React; Object Creation - const carrierLogos = {}; - здесь создается пустой объект, который будет использоваться как ассоциативный массив или, как его часто называют в JavaScript, объект-словарь; и непосредственно Object Population с использованием forEach для итерации по массиву перевозчиков и заполнения объекта carrierLogos.</text:p>
      <text:p text:style-name="Text_20_body"><text:span text:style-name="Strong_20_Emphasis">Управление состоянием:</text:span> Используются несколько состояний для управления данными о рейсах, аэропортах, процессе загрузки и результатах поиска. <text:span text:style-name="Strong_20_Emphasis">isLoading</text:span> отображает индикатор загрузки, а <text:span text:style-name="Strong_20_Emphasis">noResults</text:span> управляет отображением результатов поиска или сообщения о необходимости изменить критерии.</text:p>
      <text:p text:style-name="Text_20_body"><text:span text:style-name="Strong_20_Emphasis">Обработка ошибок и валидация:</text:span> Неполные запросы не отправляются к API, что экономит ресурсы. Ошибки запросов обрабатываются с выводом соответствующих сообщений пользователю.</text:p>
      <text:p text:style-name="Text_20_body"><text:soft-page-break/><text:span text:style-name="T3">The likeGoogle Flight</text:span> project is a web application for flight search.</text:p>
      <text:p text:style-name="P8">Usage:</text:p>
      <text:p text:style-name="P2">1. Enter the origin and destination airports in the search form.</text:p>
      <text:p text:style-name="P2">2. Select the departure date.</text:p>
      <text:p text:style-name="P2">3. (Optional) Adjust the number of passengers.</text:p>
      <text:p text:style-name="P2">4. Click the "Search" button to find available flights.</text:p>
      <text:p text:style-name="P2">5. View the search results displayed below the search form.</text:p>
      <text:p text:style-name="P9"><text:span text:style-name="T5">Main features:</text:span></text:p>
      <text:p text:style-name="Text_20_body"><text:s text:c="4"/>Search for flights based on specified parameters (departure and arrival airports, dates).</text:p>
      <text:p text:style-name="Text_20_body"><text:s text:c="4"/>Display a list of found flights with detailed information.</text:p>
      <text:p text:style-name="Text_20_body"><text:s text:c="4"/>Choose the number of passengers of different age categories, as well as the class of the flight.</text:p>
      <text:p text:style-name="Text_20_body"><text:span text:style-name="T4">Technologies used:</text:span></text:p>
      <text:p text:style-name="Text_20_body"><text:s text:c="4"/><text:span text:style-name="T3">React.js:</text:span> an efficient and flexible framework with a large developer community.</text:p>
      <text:p text:style-name="Text_20_body"><text:s text:c="4"/><text:span text:style-name="T3">Axios:</text:span> used for making HTTP requests to the API, convenient for working with asynchronous requests.</text:p>
      <text:p text:style-name="Text_20_body"><text:span text:style-name="T3"><text:s text:c="4"/>Material-Tailwind:</text:span> for styling components, allows quickly creating an attractive and responsive interface.</text:p>
      <text:p text:style-name="Text_20_body"><text:s text:c="4"/><text:span text:style-name="T3">PropTypes:</text:span> for checking the types of component props, which helps to catch errors during development.</text:p>
      <text:p text:style-name="P9"><text:span text:style-name="T4">Problem solving:</text:span> </text:p>
      <text:p text:style-name="P10">To send a request, it is necessary to provide the API with the initial data in JSON format (asynchronous request mechanism is used); among other data, you need to specify the symbolic and numerical codes of airports, which differ from the user-friendly city names. </text:p>
      <text:p text:style-name="P10">Therefore, the application uses two API endpoints:</text:p>
      <text:p text:style-name="Text_20_body"><text:s text:c="4"/><text:span text:style-name="T6">1. </text:span>Request a list of airports based on the city name.</text:p>
      <text:p text:style-name="Text_20_body"><text:s text:c="4"/><text:span text:style-name="T6">2. </text:span>Use the airport data to search for flights.</text:p>
      <text:p text:style-name="P9"><text:span text:style-name="T4">Server response handling:</text:span> </text:p>
      <text:p text:style-name="P9">The server response contains a complex data structure, including information about flights, airlines, and airports. In the FlightCard component, the data is processed and formatted for easy display. To obtain airline logos, another fragment of the JSON response is analyzed.</text:p>
      <text:p text:style-name="P9">Specifically, a combination of several approaches is used: </text:p>
      <text:p text:style-name="P2"><text:span text:style-name="T3">Array Mapping</text:span> - leg.segments.map((segment, segmentIndex) =&gt; { ... }) - this uses the map method to iterate over the array of flight segments and create a new array of React elements; </text:p>
      <text:p text:style-name="P2"><text:span text:style-name="T3">Object Creation</text:span> - const carrierLogos = {}; - this creates an empty object that will be used as an associative array, also known as a dictionary in JavaScript; </text:p>
      <text:p text:style-name="P2"><text:soft-page-break/>and directly <text:span text:style-name="T3">Object Population</text:span> using forEach to iterate over the array of carriers and populate the carrierLogos object.</text:p>
      <text:p text:style-name="P9"><text:span text:style-name="T4">State management:</text:span> </text:p>
      <text:p text:style-name="P9">Several states are used to manage data about flights, airports, loading process, and search results. <text:span text:style-name="T7">isLoading</text:span> <text:span text:style-name="T6">state </text:span>displays a loading indicator, while <text:span text:style-name="T7">noResults</text:span> manages the display of search results or a message about the need to change the search criteria.</text:p>
      <text:p text:style-name="Text_20_body"/>
      <text:p text:style-name="P9"><text:span text:style-name="T4">Error handling and validation:</text:span> </text:p>
      <text:p text:style-name="P9">Incomplete requests are not sent to the API, saving resources. Request errors are handled with appropriate messages displayed to the user.</text:p>
      <text:p text:style-name="Text_20_body"/>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defaultFontFamily, 'defaultFontFamily Fallback', ui-sans-serif, system-ui, sans-serif, 'Apple Color Emoji', 'Segoe UI Emoji', 'Segoe UI Symbol', 'Noto Color Emoji'"/>
    <style:font-face style:name="Inter1" svg:font-family="Inter, 'var default-font', ui-sans-serif, system-ui, sans-serif, 'Apple Color Emoji', 'Segoe UI Emoji', 'Segoe UI Symbol', 'Noto Color Emoji'"/>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system-ui,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17:08:57.724387131</meta:creation-date>
    <dc:date>2025-02-01T18:19:02.084169323</dc:date>
    <meta:editing-duration>PT43M18S</meta:editing-duration>
    <meta:editing-cycles>7</meta:editing-cycles>
    <meta:generator>LibreOffice/24.2.7.2$Linux_X86_64 LibreOffice_project/420$Build-2</meta:generator>
    <meta:document-statistic meta:table-count="0" meta:image-count="0" meta:object-count="0" meta:page-count="5" meta:paragraph-count="71" meta:word-count="1048" meta:character-count="7836" meta:non-whitespace-character-count="6819"/>
  </office:meta>
</office:document-meta>
</file>